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0f4235" style:font-size-asian="10pt" style:font-size-complex="1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de276"/>
    </style:style>
    <style:style style:name="T1" style:family="text">
      <style:text-properties officeooo:rsid="000de276"/>
    </style:style>
    <style:style style:name="T2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style:font-name="Arial" fo:font-size="10pt" fo:letter-spacing="normal" fo:font-style="normal" fo:font-weight="normal" officeooo:rsid="000de276" style:font-size-asian="10pt" style:font-size-complex="10pt"/>
    </style:style>
    <style:style style:name="T4" style:family="text">
      <style:text-properties fo:color="#000000" officeooo:rsid="000f42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Le personnage principal qu'on suivra se nomme Duren Grab c'est un aventurier de classe S enseignement maître forgeron célèbre grâce à son élément magique le métal qu'il maîtrise très bien. Il a créé des armes et des armures pour de grands groupes comme l'église de la protection absolue qui luit-on demandé de fabriquer des boucliers extrêmement solides ou bien même l'église de la lumière pour les équipements de l'escouade d'élite <text:s/>et m'aime le roi des elfes blanc pour un bras mécanique en collaboration avec un ingénieur nain </text:span></text:p>
      <text:p text:style-name="P2"><text:span text:style-name="T2"/></text:p>
      <text:p text:style-name="P1">Martha's Voltaire est un ninja maîtrisent l'électricité<text:span text:style-name="T2"> possède une armure total assez sombre, un sabre sur le quel on peu voir des éclairs la parcourent et un bâton dans le dos </text:span><text:span text:style-name="T4">il est également le bras droit de Duren Gra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7T14:07:52.561000000</meta:creation-date>
    <meta:generator>LibreOffice/6.4.4.2$Windows_X86_64 LibreOffice_project/3d775be2011f3886db32dfd395a6a6d1ca2630ff</meta:generator>
    <dc:date>2021-05-07T14:21:07.117000000</dc:date>
    <meta:editing-duration>PT13M14S</meta:editing-duration>
    <meta:editing-cycles>2</meta:editing-cycles>
    <meta:document-statistic meta:table-count="0" meta:image-count="0" meta:object-count="0" meta:page-count="1" meta:paragraph-count="2" meta:word-count="127" meta:character-count="753" meta:non-whitespace-character-count="626"/>
  </office:meta>
</office:document-meta>
</file>